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jpeg" manifest:full-path="Pictures/10000000000001ED000001FDFA8ECA9A.jpg"/>
  <manifest:file-entry manifest:media-type="" manifest:full-path="Pictures/TablePreview2.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fill-color="#eb613d"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width="0.3cm" draw:marker-start-width="0.75cm" draw:marker-end="Arrow" draw:marker-end-width="0.75cm" draw:textarea-horizontal-align="center" draw:textarea-vertical-align="middle" fo:padding-top="0.275cm" fo:padding-bottom="0.275cm" fo:padding-left="0.4cm" fo:padding-right="0.4cm"/>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svg:stroke-width="0.3cm" draw:marker-start="Arrow" draw:marker-start-width="0.75cm" draw:marker-end="Arrow" draw:marker-end-width="0.75cm" draw:textarea-horizontal-align="center" draw:textarea-vertical-align="middle" fo:padding-top="0.275cm" fo:padding-bottom="0.275cm" fo:padding-left="0.4cm" fo:padding-right="0.4cm"/>
    </style:style>
    <style:style style:name="gr9" style:family="graphic" style:parent-style-name="standard">
      <style:graphic-properties draw:fill-color="#ffff99" draw:textarea-horizontal-align="center"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color="#ff0000" draw:textarea-horizontal-align="justify" draw:textarea-vertical-align="middle" draw:auto-grow-height="false"/>
    </style:style>
    <style:style style:name="gr13" style:family="graphic" style:parent-style-name="standard">
      <style:graphic-properties draw:textarea-vertical-align="middle" draw:auto-grow-height="false" fo:min-height="0.749cm" fo:min-width="0.499cm"/>
    </style:style>
    <style:style style:name="gr14" style:family="graphic" style:parent-style-name="standard">
      <style:graphic-properties draw:fill-color="#ffff00" draw:textarea-horizontal-align="justify" draw:textarea-vertical-align="middle" draw:auto-grow-height="false"/>
    </style:style>
    <style:style style:name="gr15" style:family="graphic" style:parent-style-name="standard">
      <style:graphic-properties draw:fill-color="#aecf00" draw:textarea-horizontal-align="center" draw:textarea-vertical-align="middle"/>
    </style:style>
    <style:style style:name="gr16" style:family="graphic" style:parent-style-name="standard">
      <style:graphic-properties draw:fill-color="#c0c0c0" draw:textarea-horizontal-align="justify" draw:textarea-vertical-align="middle" draw:auto-grow-height="false"/>
    </style:style>
    <style:style style:name="gr17" style:family="graphic" style:parent-style-name="standard">
      <style:graphic-properties draw:fill-color="#ff420e" draw:textarea-horizontal-align="center" draw:textarea-vertical-align="middle"/>
    </style:style>
    <style:style style:name="gr18" style:family="graphic" style:parent-style-name="standard">
      <style:graphic-properties draw:fill-color="#ccccff" draw:textarea-horizontal-align="center" draw:textarea-vertical-align="middle"/>
    </style:style>
    <style:style style:name="gr19" style:family="graphic" style:parent-style-name="standard">
      <style:graphic-properties draw:marker-start="Arrow" draw:marker-end="Arrow" draw:marker-end-width="0.3cm" draw:textarea-horizontal-align="center" draw:textarea-vertical-align="middle"/>
    </style:style>
    <style:style style:name="gr20" style:family="graphic" style:parent-style-name="standard">
      <style:graphic-properties draw:fill-color="#ffff66" draw:textarea-horizontal-align="justify" draw:textarea-vertical-align="middle" draw:auto-grow-height="false"/>
    </style:style>
    <style:style style:name="gr21" style:family="graphic" style:parent-style-name="standard">
      <style:graphic-properties svg:stroke-width="0.2cm" draw:marker-start="Arrow" draw:marker-start-width="0.6cm" draw:marker-end="Arrow" draw:marker-end-width="0.6cm" draw:textarea-horizontal-align="center" draw:textarea-vertical-align="middle" fo:padding-top="0.225cm" fo:padding-bottom="0.225cm" fo:padding-left="0.35cm" fo:padding-right="0.35cm"/>
    </style:style>
    <style:style style:name="gr22" style:family="graphic" style:parent-style-name="standard">
      <style:graphic-properties draw:stroke="none" svg:stroke-color="#000000" draw:fill="none" draw:fill-color="#ffffff" draw:textarea-horizontal-align="left" draw:auto-grow-height="true" draw:auto-grow-width="true" fo:min-height="3.213cm" fo:min-width="0cm"/>
    </style:style>
    <style:style style:name="gr23" style:family="graphic" style:parent-style-name="standard">
      <style:graphic-properties draw:stroke="none" svg:stroke-color="#000000" draw:fill="none" draw:fill-color="#ffffff" draw:auto-grow-height="true" draw:auto-grow-width="false" fo:max-height="0cm" fo:min-height="4.75cm"/>
    </style:style>
    <style:style style:name="pr1" style:family="presentation" style:parent-style-name="title-title">
      <style:graphic-properties draw:fill-color="#ffffff" fo:min-height="3.256cm"/>
    </style:style>
    <style:style style:name="pr2" style:family="presentation" style:parent-style-name="title-outline1">
      <style:graphic-properties draw:fill-color="#ffffff" fo:min-height="2.25cm"/>
    </style:style>
    <style:style style:name="pr3" style:family="presentation" style:parent-style-name="title-notes">
      <style:graphic-properties draw:fill-color="#ffffff" draw:auto-grow-height="true" fo:min-height="13.365cm"/>
    </style:style>
    <style:style style:name="pr4" style:family="presentation" style:parent-style-name="Default-title">
      <style:graphic-properties draw:fill-color="#ffffff" draw:auto-grow-height="true" fo:min-height="2.164cm"/>
    </style:style>
    <style:style style:name="pr5" style:family="presentation" style:parent-style-name="Default-outline1">
      <style:graphic-properties draw:fill-color="#ffffff" draw:auto-grow-height="true" fo:min-height="13cm"/>
    </style:style>
    <style:style style:name="pr6" style:family="presentation" style:parent-style-name="Default-notes" style:list-style-name="L4">
      <style:graphic-properties draw:fill-color="#ffffff" draw:auto-grow-height="true" fo:min-height="13.365cm"/>
    </style:style>
    <style:style style:name="pr7" style:family="presentation" style:parent-style-name="Default-title">
      <style:graphic-properties fo:min-height="1.913cm"/>
    </style:style>
    <style:style style:name="pr8" style:family="presentation" style:parent-style-name="Default-outline1">
      <style:graphic-properties fo:min-height="17.25cm"/>
    </style:style>
    <style:style style:name="pr9" style:family="presentation" style:parent-style-name="Default-notes">
      <style:graphic-properties draw:fill-color="#ffffff" fo:min-height="13.114cm"/>
    </style:style>
    <style:style style:name="co1" style:family="table-column">
      <style:table-column-properties style:column-width="3.407cm" style:use-optimal-column-width="false"/>
    </style:style>
    <style:style style:name="co2" style:family="table-column">
      <style:table-column-properties style:column-width="2.936cm" style:use-optimal-column-width="false"/>
    </style:style>
    <style:style style:name="co3" style:family="table-column">
      <style:table-column-properties style:column-width="2.937cm" style:use-optimal-column-width="false"/>
    </style:style>
    <style:style style:name="co4" style:family="table-column">
      <style:table-column-properties style:column-width="2.939cm" style:use-optimal-column-width="false"/>
    </style:style>
    <style:style style:name="ro1" style:family="table-row">
      <style:table-row-properties style:row-height="0.973cm"/>
    </style:style>
    <style:style style:name="ro2" style:family="table-row">
      <style:table-row-properties style:row-height="0.991cm"/>
    </style:style>
    <style:style style:name="ro3" style:family="table-row">
      <style:table-row-properties style:row-height="0.823cm"/>
    </style:style>
    <style:style style:name="ro4" style:family="table-row">
      <style:table-row-properties style:row-height="0.6cm"/>
    </style:style>
    <style:style style:name="ce1" style:family="table-cell">
      <style:graphic-properties style:repeat="repeat"/>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1.2cm" fo:margin-right="0cm" fo:text-indent="-0.9cm"/>
      <style:text-properties fo:font-size="24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text-align="center"/>
    </style:style>
    <style:style style:name="P7" style:family="paragraph">
      <style:paragraph-properties style:text-autospace="none"/>
    </style:style>
    <style:style style:name="P8" style:family="paragraph">
      <style:paragraph-properties fo:text-align="end" style:text-autospace="none"/>
    </style:style>
    <style:style style:name="P9" style:family="paragraph">
      <style:paragraph-properties fo:margin-left="0.6cm" fo:margin-right="0cm" fo:text-indent="-0.6cm"/>
      <style:text-properties fo:font-size="20pt"/>
    </style:style>
    <style:style style:name="P10" style:family="paragraph">
      <style:text-properties fo:font-size="20pt"/>
    </style:style>
    <style:style style:name="T1" style:family="text">
      <style:text-properties fo:font-size="24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24pt" fo:font-weight="bold"/>
    </style:style>
    <style:style style:name="T5" style:family="text">
      <style:text-properties fo:font-size="12pt" style:font-size-asian="12pt" style:font-size-complex="12pt"/>
    </style:style>
    <style:style style:name="T6" style:family="text">
      <style:text-properties style:text-position="super 58%"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text-style-name="P2" draw:layer="layout" svg:width="26cm" svg:height="3.473cm" svg:x="1.3cm" svg:y="5cm" presentation:class="title" presentation:user-transformed="true">
          <draw:text-box>
            <text:p text:style-name="P1">Data Distribution Architectures</text:p>
          </draw:text-box>
        </draw:frame>
        <draw:frame presentation:style-name="pr2" draw:text-style-name="P3" draw:layer="layout" svg:width="22cm" svg:height="2.389cm" svg:x="1.5cm" svg:y="9.285cm" presentation:class="outline" presentation:user-transformed="true">
          <draw:text-box>
            <text:p text:style-name="P2"><text:span text:style-name="T1">Getting data to where it is needed,</text:span></text:p>
            <text:p text:style-name="P2"><text:span text:style-name="T1">in a scalable, reliable way...</text:span></text:p>
          </draw:text-box>
        </draw:frame>
        <draw:frame draw:style-name="gr1" draw:layer="layout" svg:width="11.462cm" svg:height="1.695cm" svg:x="0.228cm" svg:y="19cm">
          <draw:text-box>
            <text:p text:style-name="P2"><text:span text:style-name="T2">Advanced Software Engineering 475</text:span></text:p>
            <text:p text:style-name="P2">Andrew McVeigh</text:p>
          </draw:text-box>
        </draw:frame>
        <presentation:notes draw:style-name="dp2">
          <draw:page-thumbnail draw:style-name="gr2"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2" draw:layer="layout" svg:width="25.199cm" svg:height="2.164cm" svg:x="1.4cm" svg:y="0.237cm" presentation:class="title">
          <draw:text-box>
            <text:p text:style-name="P2">Why do we need data?</text:p>
          </draw:text-box>
        </draw:frame>
        <draw:frame presentation:style-name="pr5" draw:text-style-name="P5" draw:layer="layout" svg:width="26cm" svg:height="14.441cm" svg:x="1cm" svg:y="5cm" presentation:class="outline" presentation:user-transformed="true">
          <draw:text-box>
            <text:list text:style-name="L2">
              <text:list-item>
                <text:p>Consider the web: facebook, google, twitter, amazon</text:p>
                <text:list>
                  <text:list-item>
                    <text:p>Many thousands of posts per second from all over the world</text:p>
                  </text:list-item>
                  <text:list-item>
                    <text:p>Many thousands of searches/queries per second</text:p>
                  </text:list-item>
                  <text:list-item>
                    <text:p>Each fraction of a second extra means lost users</text:p>
                  </text:list-item>
                  <text:list-item>
                    <text:p>Want to access your data from anywhere<text:line-break/></text:p>
                  </text:list-item>
                </text:list>
              </text:list-item>
              <text:list-item>
                <text:p>Consider trading in an investment bank</text:p>
                <text:list>
                  <text:list-item>
                    <text:p>Pricing &amp; valuation: what are trades worth?</text:p>
                  </text:list-item>
                  <text:list-item>
                    <text:p>Risk calculations: how much might we lose in certain scenarios?</text:p>
                  </text:list-item>
                  <text:list-item>
                    <text:p>Need lots of market data</text:p>
                  </text:list-item>
                  <text:list-item>
                    <text:p>Time is of the essence: arbitrage</text:p>
                    <text:p/>
                  </text:list-item>
                </text:list>
              </text:list-item>
            </text:list>
          </draw:text-box>
        </draw:frame>
        <presentation:notes draw:style-name="dp2">
          <draw:page-thumbnail draw:style-name="gr2" draw:layer="layout" svg:width="13.586cm" svg:height="11.136cm" svg:x="3.705cm" svg:y="2.256cm" draw:page-number="2" presentation:class="page"/>
          <draw:frame presentation:style-name="pr6" draw:text-style-name="P4" draw:layer="layout" svg:width="16.799cm" svg:height="13.365cm" svg:x="2.1cm" svg:y="14.106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Data forms / schemas</text:p>
          </draw:text-box>
        </draw:frame>
        <draw:frame presentation:style-name="pr8" draw:layer="layout" svg:width="25.199cm" svg:height="17.781cm" svg:x="1.301cm" svg:y="3cm" presentation:class="outline" presentation:user-transformed="true">
          <draw:text-box>
            <text:list text:style-name="L2">
              <text:list-item>
                <text:p>Data takes a few well known forms</text:p>
                <text:list>
                  <text:list-item>
                    <text:p>Structured<text:line-break/><text:line-break/><text:line-break/><text:line-break/><text:line-break/></text:p>
                  </text:list-item>
                  <text:list-item>
                    <text:p>Tabular<text:line-break/>(e.g. Prices of an gold for each day over 7 years)<text:line-break/><text:line-break/><text:line-break/><text:line-break/><text:line-break/></text:p>
                  </text:list-item>
                </text:list>
              </text:list-item>
              <text:list-item>
                <text:p>Data changes over time - add posts, prices, correct it</text:p>
                <text:list>
                  <text:list-item>
                    <text:p>But... the form of data also evolves over time</text:p>
                    <text:list>
                      <text:list-item>
                        <text:p>Add extra fields, replace fields, remove fields</text:p>
                      </text:list-item>
                      <text:list-item>
                        <text:p>E.g adding relationship status to user profile on facebook </text:p>
                      </text:list-item>
                    </text:list>
                  </text:list-item>
                </text:list>
              </text:list-item>
            </text:list>
          </draw:text-box>
        </draw:frame>
        <draw:rect draw:style-name="gr3" draw:text-style-name="P6" draw:layer="layout" svg:width="2cm" svg:height="1.5cm" svg:x="6.9cm" svg:y="5.6cm">
          <text:p/>
        </draw:rect>
        <draw:rect draw:style-name="gr3" draw:text-style-name="P6" draw:layer="layout" svg:width="2cm" svg:height="1.5cm" svg:x="4.6cm" svg:y="7.6cm">
          <text:p/>
        </draw:rect>
        <draw:rect draw:style-name="gr3" draw:text-style-name="P6" draw:layer="layout" svg:width="2cm" svg:height="1.5cm" svg:x="9.1cm" svg:y="7.6cm">
          <text:p/>
        </draw:rect>
        <draw:line draw:style-name="gr4" draw:text-style-name="P6" draw:layer="layout" svg:x1="6.6cm" svg:y1="7.6cm" svg:x2="7.6cm" svg:y2="7.1cm">
          <text:p/>
        </draw:line>
        <draw:line draw:style-name="gr4" draw:text-style-name="P6" draw:layer="layout" svg:x1="9.1cm" svg:y1="7.6cm" svg:x2="8.1cm" svg:y2="7.1cm">
          <text:p/>
        </draw:line>
        <draw:frame draw:style-name="gr1" draw:layer="layout" svg:width="1.907cm" svg:height="0.963cm" svg:x="11.4cm" svg:y="8.1cm">
          <draw:text-box>
            <text:p>Leg2</text:p>
          </draw:text-box>
        </draw:frame>
        <draw:frame draw:style-name="gr1" draw:layer="layout" svg:width="1.907cm" svg:height="0.963cm" svg:x="2.601cm" svg:y="8.101cm">
          <draw:text-box>
            <text:p>Leg1</text:p>
          </draw:text-box>
        </draw:frame>
        <draw:frame draw:style-name="gr1" draw:layer="layout" svg:width="2.161cm" svg:height="0.963cm" svg:x="9.201cm" svg:y="5.801cm">
          <draw:text-box>
            <text:p>Trade</text:p>
          </draw:text-box>
        </draw:frame>
        <draw:frame draw:style-name="standard" draw:layer="layout" svg:width="12.218cm" svg:height="3.909cm" svg:x="6.569cm" svg:y="11.881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ext:p text:style-name="P7">bid</text:p>
              </table:table-cell>
              <table:table-cell>
                <text:p text:style-name="P7">ask</text:p>
              </table:table-cell>
              <table:table-cell>
                <text:p text:style-name="P7">mid</text:p>
              </table:table-cell>
            </table:table-row>
            <table:table-row table:style-name="ro2" table:default-cell-style-name="ce1">
              <table:table-cell>
                <text:p text:style-name="P8">12/01/09</text:p>
              </table:table-cell>
              <table:table-cell>
                <text:p text:style-name="P8">12</text:p>
              </table:table-cell>
              <table:table-cell>
                <text:p text:style-name="P8">14</text:p>
              </table:table-cell>
              <table:table-cell>
                <text:p text:style-name="P8">13</text:p>
              </table:table-cell>
            </table:table-row>
            <table:table-row table:style-name="ro3" table:default-cell-style-name="ce1">
              <table:table-cell>
                <text:p text:style-name="P8">13/01/09</text:p>
              </table:table-cell>
              <table:table-cell>
                <text:p text:style-name="P8">13</text:p>
              </table:table-cell>
              <table:table-cell>
                <text:p text:style-name="P8">15</text:p>
              </table:table-cell>
              <table:table-cell>
                <text:p text:style-name="P8">14</text:p>
              </table:table-cell>
            </table:table-row>
            <table:table-row table:style-name="ro4" table:default-cell-style-name="ce1">
              <table:table-cell>
                <text:p text:style-name="P8">14/01/09</text:p>
              </table:table-cell>
              <table:table-cell>
                <text:p text:style-name="P8">17</text:p>
              </table:table-cell>
              <table:table-cell>
                <text:p text:style-name="P8">19</text:p>
              </table:table-cell>
              <table:table-cell>
                <text:p text:style-name="P8">18</text:p>
              </table:table-cell>
            </table:table-row>
          </table:table>
          <draw:image xlink:href="Pictures/TablePreview1.svm" xlink:type="simple" xlink:show="embed" xlink:actuate="onLoad"/>
        </draw:frame>
        <draw:rect draw:style-name="gr3" draw:text-style-name="P6" draw:layer="layout" svg:width="2cm" svg:height="1.5cm" svg:x="18.799cm" svg:y="5.5cm">
          <text:p/>
        </draw:rect>
        <draw:rect draw:style-name="gr3" draw:text-style-name="P6" draw:layer="layout" svg:width="2cm" svg:height="1.5cm" svg:x="16.499cm" svg:y="7.5cm">
          <text:p/>
        </draw:rect>
        <draw:rect draw:style-name="gr3" draw:text-style-name="P6" draw:layer="layout" svg:width="2cm" svg:height="1.5cm" svg:x="20.999cm" svg:y="7.5cm">
          <text:p/>
        </draw:rect>
        <draw:line draw:style-name="gr4" draw:text-style-name="P6" draw:layer="layout" svg:x1="18.499cm" svg:y1="7.5cm" svg:x2="19.499cm" svg:y2="7cm">
          <text:p/>
        </draw:line>
        <draw:line draw:style-name="gr4" draw:text-style-name="P6" draw:layer="layout" svg:x1="20.999cm" svg:y1="7.5cm" svg:x2="19.999cm" svg:y2="7cm">
          <text:p/>
        </draw:line>
        <draw:frame draw:style-name="gr1" draw:layer="layout" svg:width="3.461cm" svg:height="1.675cm" svg:x="19.4cm" svg:y="8.1cm">
          <draw:text-box>
            <text:p>Wall</text:p>
            <text:p>comment2</text:p>
          </draw:text-box>
        </draw:frame>
        <draw:frame draw:style-name="gr1" draw:layer="layout" svg:width="3.461cm" svg:height="1.675cm" svg:x="14.5cm" svg:y="8.2cm">
          <draw:text-box>
            <text:p>Wall</text:p>
            <text:p>comment1</text:p>
          </draw:text-box>
        </draw:frame>
        <draw:frame draw:style-name="gr1" draw:layer="layout" svg:width="3.427cm" svg:height="1.675cm" svg:x="21.1cm" svg:y="5.401cm">
          <draw:text-box>
            <text:p>Facebook</text:p>
            <text:p>user posts</text:p>
          </draw:text-box>
        </draw:frame>
        <draw:frame draw:style-name="gr1" draw:layer="layout" svg:width="1.391cm" svg:height="0.963cm" svg:x="23.5cm" svg:y="8cm">
          <draw:text-box>
            <text:p>.....</text:p>
          </draw:text-box>
        </draw:frame>
        <presentation:notes draw:style-name="dp2">
          <draw:page-thumbnail draw:style-name="gr2" draw:layer="layout" svg:width="13.586cm" svg:height="11.136cm" svg:x="3.705cm" svg:y="2.256cm" draw:page-number="3" presentation:class="page"/>
          <draw:frame presentation:style-name="pr9" draw:layer="layout" svg:width="16.799cm" svg:height="13.114cm" svg:x="2.1cm" svg:y="14.106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Locations of Producers and Consumers</text:p>
          </draw:text-box>
        </draw:frame>
        <draw:frame presentation:style-name="pr8" draw:layer="layout" svg:width="25.199cm" svg:height="17.25cm" svg:x="1.301cm" svg:y="3cm" presentation:class="outline">
          <draw:text-box>
            <text:list text:style-name="L2">
              <text:list-item>
                <text:p>Producing the data</text:p>
                <text:list>
                  <text:list-item>
                    <text:p>Each piece of data is usually created in a single location or region</text:p>
                  </text:list-item>
                  <text:list-item>
                    <text:p>Batch versus real-time writing<text:line-break/></text:p>
                  </text:list-item>
                </text:list>
              </text:list-item>
              <text:list-item>
                <text:p>Consuming the data</text:p>
                <text:list>
                  <text:list-item>
                    <text:p>Retrieve (let us access the data via an API call)</text:p>
                    <text:list>
                      <text:list-item>
                        <text:p>e.g. Accessing a facebook page</text:p>
                      </text:list-item>
                    </text:list>
                  </text:list-item>
                  <text:list-item>
                    <text:p>Push (publish-subscribe – notify everyone with the same data)</text:p>
                    <text:list>
                      <text:list-item>
                        <text:p>e.g. Amazon has a sale on this item: price is now £2<text:line-break/></text:p>
                      </text:list-item>
                    </text:list>
                  </text:list-item>
                </text:list>
              </text:list-item>
              <text:list-item>
                <text:p>Latency &amp; performance are important</text:p>
                <text:list>
                  <text:list-item>
                    <text:p>Want to access quickly regardless of location</text:p>
                  </text:list-item>
                  <text:list-item>
                    <text:p>Lots of different requirements<text:line-break/>(e.g. End of day, real-time, zero latency)</text:p>
                  </text:list-item>
                </text:list>
              </text:list-item>
            </text:list>
          </draw:text-box>
        </draw:frame>
        <presentation:notes draw:style-name="dp2">
          <draw:page-thumbnail draw:style-name="gr2" draw:layer="layout" svg:width="13.586cm" svg:height="11.136cm" svg:x="3.705cm" svg:y="2.256cm" draw:page-number="4" presentation:class="page"/>
          <draw:frame presentation:style-name="pr9" draw:layer="layout" svg:width="16.799cm" svg:height="13.114cm" svg:x="2.1cm" svg:y="14.106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layer="layout" svg:width="25.199cm" svg:height="1.913cm" svg:x="1.4cm" svg:y="0.362cm" presentation:class="title" presentation:user-transformed="true">
          <draw:text-box>
            <text:p>Data distribution</text:p>
          </draw:text-box>
        </draw:frame>
        <draw:frame presentation:style-name="pr8" draw:layer="layout" svg:width="25.199cm" svg:height="17.25cm" svg:x="1.301cm" svg:y="3cm" presentation:class="outline">
          <draw:text-box>
            <text:list text:style-name="L2">
              <text:list-item>
                <text:p>What if producers and consumers are in different regions?</text:p>
                <text:list>
                  <text:list-item>
                    <text:p>Consumers have a WAN cost in accessing the data</text:p>
                  </text:list-item>
                </text:list>
              </text:list-item>
              <text:list-item>
                <text:p>So, we need a way to distribute data from producers to consumers</text:p>
                <text:list>
                  <text:list-item>
                    <text:p>Latency stays the same, but cost of access falls</text:p>
                  </text:list-item>
                </text:list>
              </text:list-item>
            </text:list>
          </draw:text-box>
        </draw:frame>
        <draw:rect draw:style-name="gr5" draw:text-style-name="P6" draw:layer="layout" svg:width="6.5cm" svg:height="4.5cm" svg:x="4.8cm" svg:y="12.3cm">
          <text:p text:style-name="P6">Original store</text:p>
        </draw:rect>
        <draw:line draw:style-name="gr6" draw:text-style-name="P6" draw:layer="layout" svg:x1="1.9cm" svg:y1="14.5cm" svg:x2="4.4cm" svg:y2="14.5cm">
          <text:p/>
        </draw:line>
        <draw:rect draw:style-name="gr5" draw:text-style-name="P6" draw:layer="layout" svg:width="6.5cm" svg:height="4.5cm" svg:x="15.5cm" svg:y="12.3cm">
          <text:p text:style-name="P6">cache</text:p>
        </draw:rect>
        <draw:line draw:style-name="gr6" draw:text-style-name="P6" draw:layer="layout" svg:x1="12.1cm" svg:y1="13.9cm" svg:x2="14.6cm" svg:y2="13.9cm">
          <text:p/>
        </draw:line>
        <draw:custom-shape draw:style-name="gr7" draw:text-style-name="P6" draw:layer="layout" svg:width="2cm" svg:height="9.25cm" draw:transform="rotate (1.5707963267946) translate (3.25cm 19.5cm)">
          <text:p/>
          <draw:enhanced-geometry svg:viewBox="0 0 21600 21600" draw:glue-points="21600 0 0 10800 21600 21600" draw:text-areas="13800 ?f9 21600 ?f10" draw:type="left-brace" draw:modifiers="1718.6725309876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6" draw:layer="layout" svg:width="2cm" svg:height="9.25cm" draw:transform="rotate (1.5707963267946) translate (14.25cm 19.5cm)">
          <text:p/>
          <draw:enhanced-geometry svg:viewBox="0 0 21600 21600" draw:glue-points="21600 0 0 10800 21600 21600" draw:text-areas="13800 ?f9 21600 ?f10" draw:type="left-brace" draw:modifiers="1718.6725309876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 draw:text-style-name="P6" draw:layer="layout" svg:x1="24.5cm" svg:y1="11.6cm" svg:x2="22cm" svg:y2="13.6cm">
          <text:p/>
        </draw:line>
        <draw:line draw:style-name="gr6" draw:text-style-name="P6" draw:layer="layout" svg:x1="24.5cm" svg:y1="13.8cm" svg:x2="22cm" svg:y2="15.8cm">
          <text:p/>
        </draw:line>
        <draw:frame draw:style-name="gr1" draw:layer="layout" svg:width="5.286cm" svg:height="0.963cm" svg:x="5.5cm" svg:y="19.537cm">
          <draw:text-box>
            <text:p>Producing region</text:p>
          </draw:text-box>
        </draw:frame>
        <draw:frame draw:style-name="gr1" draw:layer="layout" svg:width="5.637cm" svg:height="0.963cm" svg:x="16.2cm" svg:y="19.538cm">
          <draw:text-box>
            <text:p>Consuming region</text:p>
          </draw:text-box>
        </draw:frame>
        <draw:frame draw:style-name="gr1" draw:layer="layout" svg:width="3.872cm" svg:height="0.963cm" svg:x="0.628cm" svg:y="13.037cm">
          <draw:text-box>
            <text:p>Data written</text:p>
          </draw:text-box>
        </draw:frame>
        <draw:frame draw:style-name="gr1" draw:layer="layout" svg:width="3.563cm" svg:height="0.963cm" svg:x="11.766cm" svg:y="12.4cm">
          <draw:text-box>
            <text:p>distribution</text:p>
          </draw:text-box>
        </draw:frame>
        <draw:line draw:style-name="gr8" draw:text-style-name="P6" draw:layer="layout" svg:x1="12.1cm" svg:y1="15.7cm" svg:x2="14.6cm" svg:y2="15.7cm">
          <text:p/>
        </draw:line>
        <draw:frame draw:style-name="gr1" draw:layer="layout" svg:width="4.193cm" svg:height="0.963cm" svg:x="11.307cm" svg:y="16.037cm">
          <draw:text-box>
            <text:p>reconciliation</text:p>
          </draw:text-box>
        </draw:frame>
        <draw:line draw:style-name="gr6" draw:text-style-name="P6" draw:layer="layout" svg:x1="22.3cm" svg:y1="14.5cm" svg:x2="24.8cm" svg:y2="12.3cm">
          <text:p/>
        </draw:line>
        <draw:frame draw:style-name="gr1" draw:layer="layout" svg:width="3.99cm" svg:height="0.963cm" svg:x="23.01cm" svg:y="10.5cm">
          <draw:text-box>
            <text:p>Data access</text:p>
          </draw:text-box>
        </draw:frame>
        <presentation:notes draw:style-name="dp2">
          <draw:page-thumbnail draw:style-name="gr2" draw:layer="layout" svg:width="13.586cm" svg:height="11.136cm" svg:x="3.705cm" svg:y="2.256cm" draw:page-number="5" presentation:class="page"/>
          <draw:frame presentation:style-name="pr9" draw:layer="layout" svg:width="16.799cm" svg:height="13.114cm" svg:x="2.1cm" svg:y="14.106cm" presentation:class="notes" presentation:placeholder="true">
            <draw:text-box/>
          </draw:frame>
        </presentation:notes>
      </draw:page>
      <draw:page draw:name="page6"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Hub and Spoke</text:p>
          </draw:text-box>
        </draw:frame>
        <draw:frame presentation:style-name="pr2" draw:text-style-name="P3" draw:layer="layout" svg:width="22cm" svg:height="2.389cm" svg:x="1.5cm" svg:y="9.285cm" presentation:class="outline" presentation:user-transformed="true">
          <draw:text-box>
            <text:p text:style-name="P2"><text:span text:style-name="T1">Single write location,</text:span></text:p>
            <text:p text:style-name="P2"><text:span text:style-name="T1">Multiple read locations</text:span></text:p>
          </draw:text-box>
        </draw:frame>
        <presentation:notes draw:style-name="dp2">
          <draw:page-thumbnail draw:style-name="gr2" draw:layer="layout" svg:width="14.848cm" svg:height="11.135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rect draw:style-name="gr9" draw:text-style-name="P6" draw:layer="layout" svg:width="8cm" svg:height="9.5cm" svg:x="9cm" svg:y="11cm">
          <text:p/>
        </draw:rect>
        <draw:frame presentation:style-name="pr7" draw:layer="layout" svg:width="25.199cm" svg:height="1.913cm" svg:x="1.4cm" svg:y="0.362cm" presentation:class="title">
          <draw:text-box>
            <text:p>The problem...</text:p>
          </draw:text-box>
        </draw:frame>
        <draw:frame presentation:style-name="pr8" draw:layer="layout" svg:width="25.199cm" svg:height="17.25cm" svg:x="1.301cm" svg:y="3cm" presentation:class="outline">
          <draw:text-box>
            <text:list text:style-name="L2">
              <text:list-item>
                <text:p>Have a central London system with prices</text:p>
                <text:list>
                  <text:list-item>
                    <text:p>A whole lot of prices (3Tb)</text:p>
                  </text:list-item>
                  <text:list-item>
                    <text:p>Systems request 10mbs at a time</text:p>
                  </text:list-item>
                </text:list>
              </text:list-item>
              <text:list-item>
                <text:p>London system is dying under the load</text:p>
                <text:list>
                  <text:list-item>
                    <text:p>Regulatory reports are being missed</text:p>
                  </text:list-item>
                </text:list>
              </text:list-item>
              <text:list-item>
                <text:p>NYK and other regions have slow access</text:p>
              </text:list-item>
            </text:list>
          </draw:text-box>
        </draw:frame>
        <draw:custom-shape draw:style-name="gr10" draw:text-style-name="P6" draw:layer="layout" svg:width="4cm" svg:height="3.5cm" svg:x="11cm" svg:y="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layer="layout" svg:width="2.61cm" svg:height="0.963cm" svg:x="11.5cm" svg:y="12.5cm">
          <draw:text-box>
            <text:p>London</text:p>
          </draw:text-box>
        </draw:frame>
        <draw:frame draw:style-name="gr1" draw:layer="layout" svg:width="3.237cm" svg:height="0.963cm" svg:x="18.9cm" svg:y="12.501cm">
          <draw:text-box>
            <text:p>New York</text:p>
          </draw:text-box>
        </draw:frame>
        <draw:frame draw:style-name="gr1" draw:layer="layout" svg:width="2.225cm" svg:height="0.963cm" svg:x="4cm" svg:y="12.501cm">
          <draw:text-box>
            <text:p>Tokyo</text:p>
          </draw:text-box>
        </draw:frame>
        <draw:line draw:style-name="gr11" draw:text-style-name="P6" draw:layer="layout" svg:x1="5.5cm" svg:y1="14cm" svg:x2="10cm" svg:y2="15.5cm">
          <text:p/>
        </draw:line>
        <draw:line draw:style-name="gr11" draw:text-style-name="P6" draw:layer="layout" svg:x1="20.5cm" svg:y1="14cm" svg:x2="15.5cm" svg:y2="15.5cm">
          <text:p/>
        </draw:line>
        <draw:custom-shape draw:style-name="gr12" draw:text-style-name="P6" draw:layer="layout" svg:width="3cm" svg:height="3cm" svg:x="10cm" svg:y="16.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1" draw:text-style-name="P6" draw:layer="layout" svg:x1="13.5cm" svg:y1="19cm" svg:x2="13.5cm" svg:y2="17.5cm">
          <text:p/>
        </draw:line>
        <draw:frame draw:style-name="gr1" draw:layer="layout" svg:width="2.475cm" svg:height="0.963cm" svg:x="12.5cm" svg:y="19.037cm">
          <draw:text-box>
            <text:p>Writing</text:p>
          </draw:text-box>
        </draw:frame>
        <presentation:notes draw:style-name="dp2">
          <draw:page-thumbnail draw:style-name="gr2" draw:layer="layout" svg:width="13.586cm" svg:height="11.136cm" svg:x="3.705cm" svg:y="2.256cm" draw:page-number="7" presentation:class="page"/>
          <draw:frame presentation:style-name="pr9" draw:layer="layout" svg:width="16.799cm" svg:height="13.114cm" svg:x="2.1cm" svg:y="14.106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Hub and Spoke Distribution</text:p>
          </draw:text-box>
        </draw:frame>
        <draw:frame presentation:style-name="pr8" draw:layer="layout" svg:width="25.199cm" svg:height="17.25cm" svg:x="1.301cm" svg:y="3cm" presentation:class="outline">
          <draw:text-box>
            <text:list text:style-name="L2">
              <text:list-item>
                <text:p>Follow the principles to solve the problem</text:p>
              </text:list-item>
            </text:list>
          </draw:text-box>
        </draw:frame>
        <draw:custom-shape draw:style-name="gr13" draw:text-style-name="P6" draw:layer="layout" svg:width="8.5cm" svg:height="6.5cm" svg:x="9.5cm" svg:y="12.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8.5cm" svg:height="6.5cm" svg:x="2cm" svg:y="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8.5cm" svg:height="6.5cm" svg:x="17.5cm" svg:y="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layer="layout" svg:width="2.61cm" svg:height="0.963cm" svg:x="12.5cm" svg:y="19.5cm">
          <draw:text-box>
            <text:p>London</text:p>
          </draw:text-box>
        </draw:frame>
        <draw:frame draw:style-name="gr1" draw:layer="layout" svg:width="3.237cm" svg:height="0.963cm" svg:x="5.3cm" svg:y="11.901cm">
          <draw:text-box>
            <text:p>New York</text:p>
          </draw:text-box>
        </draw:frame>
        <draw:frame draw:style-name="gr1" draw:layer="layout" svg:width="2.225cm" svg:height="0.963cm" svg:x="21cm" svg:y="11.701cm">
          <draw:text-box>
            <text:p>Tokyo</text:p>
          </draw:text-box>
        </draw:frame>
        <draw:custom-shape draw:style-name="gr14" draw:text-style-name="P6" draw:layer="layout" svg:width="2cm" svg:height="2cm" svg:x="13cm" svg:y="1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layer="layout" svg:width="4.164cm" svg:height="0.963cm" svg:x="12cm" svg:y="17.637cm">
          <draw:text-box>
            <text:p>Source (hub)</text:p>
          </draw:text-box>
        </draw:frame>
        <draw:rect draw:style-name="gr15" draw:text-style-name="P6" draw:layer="layout" svg:width="2.5cm" svg:height="2cm" svg:x="12.5cm" svg:y="13cm">
          <text:p text:style-name="P6">Cache<text:line-break/>(spoke)</text:p>
        </draw:rect>
        <draw:rect draw:style-name="gr15" draw:text-style-name="P6" draw:layer="layout" svg:width="2.5cm" svg:height="2cm" svg:x="20.5cm" svg:y="6.5cm">
          <text:p text:style-name="P6">Cache<text:line-break/>(spoke)</text:p>
        </draw:rect>
        <draw:rect draw:style-name="gr15" draw:text-style-name="P6" draw:layer="layout" svg:width="2.5cm" svg:height="2cm" svg:x="5.5cm" svg:y="7cm">
          <text:p text:style-name="P6">Cache<text:line-break/>(spoke)</text:p>
        </draw:rect>
        <draw:line draw:style-name="gr11" draw:text-style-name="P6" draw:layer="layout" svg:x1="14cm" svg:y1="17cm" svg:x2="14cm" svg:y2="15cm">
          <text:p/>
        </draw:line>
        <draw:line draw:style-name="gr11" draw:text-style-name="P6" draw:layer="layout" svg:x1="14cm" svg:y1="17cm" svg:x2="7.5cm" svg:y2="9cm">
          <text:p/>
        </draw:line>
        <draw:line draw:style-name="gr11" draw:text-style-name="P6" draw:layer="layout" svg:x1="14cm" svg:y1="17cm" svg:x2="21.5cm" svg:y2="8.5cm">
          <text:p/>
        </draw:line>
        <draw:custom-shape draw:style-name="gr16" draw:text-style-name="P6" draw:layer="layout" svg:width="2cm" svg:height="2cm" svg:x="2.1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1" draw:text-style-name="P6" draw:layer="layout" svg:x1="5.5cm" svg:y1="7.5cm" svg:x2="4cm" svg:y2="6.5cm">
          <text:p/>
        </draw:line>
        <draw:frame draw:style-name="gr1" draw:layer="layout" svg:width="6.791cm" svg:height="2.387cm" svg:x="19.5cm" svg:y="15.5cm">
          <draw:text-box>
            <text:list text:style-name="L1">
              <text:list-item>
                <text:p>Messaging: MQ, JMS</text:p>
              </text:list-item>
              <text:list-item>
                <text:p>Reconciliation</text:p>
              </text:list-item>
              <text:list-item>
                <text:p>Cache storage</text:p>
              </text:list-item>
            </text:list>
          </draw:text-box>
        </draw:frame>
        <draw:circle draw:style-name="gr17" draw:text-style-name="P6" draw:layer="layout" svg:width="0.5cm" svg:height="0.5cm" svg:x="13.8cm" svg:y="16.8cm">
          <text:p/>
        </draw:circle>
        <presentation:notes draw:style-name="dp2">
          <draw:page-thumbnail draw:style-name="gr2" draw:layer="layout" svg:width="13.586cm" svg:height="11.136cm" svg:x="3.705cm" svg:y="2.256cm" draw:page-number="8" presentation:class="page"/>
          <draw:frame presentation:style-name="pr9" draw:layer="layout" svg:width="16.799cm" svg:height="13.114cm" svg:x="2.1cm" svg:y="14.106cm" presentation:class="notes" presentation:placeholder="true">
            <draw:text-box/>
          </draw:frame>
        </presentation:notes>
      </draw:page>
      <draw:page draw:name="page9" draw:style-name="dp1" draw:master-page-name="Default" presentation:presentation-page-layout-name="AL1T1">
        <office:forms form:automatic-focus="false" form:apply-design-mode="false"/>
        <draw:rect draw:style-name="gr18" draw:text-style-name="P6" draw:layer="layout" svg:width="8.5cm" svg:height="6.5cm" svg:x="13.5cm" svg:y="14cm">
          <text:p/>
        </draw:rect>
        <draw:rect draw:style-name="gr18" draw:text-style-name="P6" draw:layer="layout" svg:width="8.5cm" svg:height="6.5cm" svg:x="3.9cm" svg:y="14cm">
          <text:p/>
        </draw:rect>
        <draw:frame presentation:style-name="pr7" draw:layer="layout" svg:width="25.199cm" svg:height="1.913cm" svg:x="1.4cm" svg:y="0.362cm" presentation:class="title">
          <draw:text-box>
            <text:p>Disaster Recovery and Active-Active</text:p>
          </draw:text-box>
        </draw:frame>
        <draw:frame presentation:style-name="pr8" draw:layer="layout" svg:width="25.199cm" svg:height="17.25cm" svg:x="1.301cm" svg:y="3cm" presentation:class="outline" presentation:user-transformed="true">
          <draw:text-box>
            <text:list text:style-name="L2">
              <text:list-item>
                <text:p>What could go wrong?</text:p>
                <text:list>
                  <text:list-item>
                    <text:p>Minor technical glitches, e.g. Program crashing</text:p>
                  </text:list-item>
                  <text:list-item>
                    <text:p>Machine could die</text:p>
                  </text:list-item>
                  <text:list-item>
                    <text:p>Data centre could be blown up (literally)!<text:line-break/></text:p>
                  </text:list-item>
                </text:list>
              </text:list-item>
              <text:list-item>
                <text:p>To cope, we duplicate the entire path</text:p>
                <text:list>
                  <text:list-item>
                    <text:p>Both paths are <text:span text:style-name="T3">active</text:span>: this is our DR architecture</text:p>
                  </text:list-item>
                </text:list>
              </text:list-item>
            </text:list>
          </draw:text-box>
        </draw:frame>
        <draw:custom-shape draw:style-name="gr14" draw:text-style-name="P6" draw:layer="layout" svg:width="2cm" svg:height="2cm" svg:x="8cm" svg:y="1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5" draw:text-style-name="P6" draw:layer="layout" svg:width="2.5cm" svg:height="2cm" svg:x="7.5cm" svg:y="14.7cm">
          <text:p text:style-name="P6">Cache<text:line-break/>(spoke)</text:p>
        </draw:rect>
        <draw:line draw:style-name="gr11" draw:text-style-name="P6" draw:layer="layout" svg:x1="9cm" svg:y1="18.7cm" svg:x2="9cm" svg:y2="16.7cm">
          <text:p/>
        </draw:line>
        <draw:custom-shape draw:style-name="gr14" draw:text-style-name="P6" draw:layer="layout" svg:width="2cm" svg:height="2cm" svg:x="16.3cm" svg:y="1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5" draw:text-style-name="P6" draw:layer="layout" svg:width="2.5cm" svg:height="2cm" svg:x="15.8cm" svg:y="14.7cm">
          <text:p text:style-name="P6">Cache<text:line-break/>(spoke)</text:p>
        </draw:rect>
        <draw:line draw:style-name="gr11" draw:text-style-name="P6" draw:layer="layout" svg:x1="17.3cm" svg:y1="18.7cm" svg:x2="17.3cm" svg:y2="16.7cm">
          <text:p/>
        </draw:line>
        <draw:frame draw:style-name="gr1" draw:layer="layout" svg:width="2.119cm" svg:height="0.963cm" svg:x="11.881cm" svg:y="11.5cm">
          <draw:text-box>
            <text:p>Client</text:p>
          </draw:text-box>
        </draw:frame>
        <draw:line draw:style-name="gr11" draw:text-style-name="P6" draw:layer="layout" svg:x1="13cm" svg:y1="12.5cm" svg:x2="10cm" svg:y2="14.5cm">
          <text:p/>
        </draw:line>
        <draw:line draw:style-name="gr11" draw:text-style-name="P6" draw:layer="layout" svg:x1="13cm" svg:y1="12.5cm" svg:x2="17cm" svg:y2="14.5cm">
          <text:p/>
        </draw:line>
        <draw:line draw:style-name="gr19" draw:text-style-name="P6" draw:layer="layout" svg:x1="10cm" svg:y1="18.5cm" svg:x2="16.5cm" svg:y2="18.5cm">
          <text:p/>
        </draw:line>
        <presentation:notes draw:style-name="dp2">
          <draw:page-thumbnail draw:style-name="gr2" draw:layer="layout" svg:width="13.586cm" svg:height="11.136cm" svg:x="3.705cm" svg:y="2.256cm" draw:page-number="9" presentation:class="page"/>
          <draw:frame presentation:style-name="pr9" draw:layer="layout" svg:width="16.799cm" svg:height="13.114cm" svg:x="2.1cm" svg:y="14.106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TSR: The Time Series Repository</text:p>
          </draw:text-box>
        </draw:frame>
        <draw:frame presentation:style-name="pr8" draw:layer="layout" svg:width="25.199cm" svg:height="17.25cm" svg:x="1.301cm" svg:y="3cm" presentation:class="outline">
          <draw:text-box>
            <text:list text:style-name="L2">
              <text:list-item>
                <text:p>Problem: large proprietary London-based system</text:p>
                <text:list>
                  <text:list-item>
                    <text:p>No real distribution architecture</text:p>
                  </text:list-item>
                  <text:list-item>
                    <text:p>Company were asking for €9m for 3 other instances!</text:p>
                  </text:list-item>
                  <text:list-item>
                    <text:p>NYK and TKY were screaming...<text:line-break/></text:p>
                  </text:list-item>
                </text:list>
              </text:list-item>
              <text:list-item>
                <text:p>Solution: 6 spokes (3x active-active)</text:p>
                <text:list>
                  <text:list-item>
                    <text:p>Cache is column-based for easy access and evolution</text:p>
                  </text:list-item>
                  <text:list-item>
                    <text:p>Each spoke is 3Tb disk array</text:p>
                  </text:list-item>
                  <text:list-item>
                    <text:p>Message compressed and batched from source to minimise WAN traffic</text:p>
                  </text:list-item>
                  <text:list-item>
                    <text:p>Source and cache have same interface making migration easy</text:p>
                  </text:list-item>
                  <text:list-item>
                    <text:p><text:span text:style-name="T3">Turns scalability from a technical question into a funding question → a good goal to aim for!</text:span></text:p>
                  </text:list-item>
                </text:list>
              </text:list-item>
            </text:list>
          </draw:text-box>
        </draw:frame>
        <presentation:notes draw:style-name="dp2">
          <draw:page-thumbnail draw:style-name="gr2" draw:layer="layout" svg:width="13.586cm" svg:height="11.136cm" svg:x="3.705cm" svg:y="2.256cm" draw:page-number="10" presentation:class="page"/>
          <draw:frame presentation:style-name="pr9" draw:layer="layout" svg:width="16.799cm" svg:height="13.114cm" svg:x="2.1cm" svg:y="14.106cm" presentation:class="notes" presentation:placeholder="true">
            <draw:text-box/>
          </draw:frame>
        </presentation:notes>
      </draw:page>
      <draw:page draw:name="page11"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Web scale data / NoSQL</text:p>
          </draw:text-box>
        </draw:frame>
        <draw:frame presentation:style-name="pr2" draw:text-style-name="P3" draw:layer="layout" svg:width="22cm" svg:height="8.215cm" svg:x="1.5cm" svg:y="9.285cm" presentation:class="outline" presentation:user-transformed="true">
          <draw:text-box>
            <text:p text:style-name="P2"><text:span text:style-name="T4">*Lots</text:span><text:span text:style-name="T1">* of data,</text:span></text:p>
            <text:p text:style-name="P2"><text:span text:style-name="T4">*Lots</text:span><text:span text:style-name="T1">* of users</text:span></text:p>
            <text:p text:style-name="P2"><text:span text:style-name="T1"/></text:p>
            <text:p text:style-name="P2"><text:span text:style-name="T1">A tough problem...</text:span></text:p>
            <text:p text:style-name="P2"><text:span text:style-name="T1"/></text:p>
            <text:p text:style-name="P2"><text:span text:style-name="T1"/></text:p>
          </draw:text-box>
        </draw:frame>
        <presentation:notes draw:style-name="dp2">
          <draw:page-thumbnail draw:style-name="gr2" draw:layer="layout" svg:width="14.848cm" svg:height="11.135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Our web startup...</text:p>
          </draw:text-box>
        </draw:frame>
        <draw:frame presentation:style-name="pr8" draw:layer="layout" svg:width="25.199cm" svg:height="17.25cm" svg:x="1.301cm" svg:y="3cm" presentation:class="outline">
          <draw:text-box>
            <text:list text:style-name="L2">
              <text:list-item>
                <text:p>We start with one database and webserver...</text:p>
                <text:list>
                  <text:list-item>
                    <text:p>It's cheap and convenient</text:p>
                  </text:list-item>
                  <text:list-item>
                    <text:p>We can base it in 1 location... for now...</text:p>
                    <text:p/>
                  </text:list-item>
                </text:list>
              </text:list-item>
            </text:list>
          </draw:text-box>
        </draw:frame>
        <draw:custom-shape draw:style-name="gr13" draw:text-style-name="P6" draw:layer="layout" svg:width="6cm" svg:height="5.5cm" svg:x="4.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6.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1cm" svg:y="1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layer="layout" svg:width="2.5cm" svg:height="2cm" svg:x="12.5cm" svg:y="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1" draw:text-style-name="P6" draw:layer="layout" svg:x1="9cm" svg:y1="11cm" svg:x2="12.5cm" svg:y2="15cm">
          <text:p/>
        </draw:line>
        <draw:line draw:style-name="gr21" draw:text-style-name="P6" draw:layer="layout" svg:x1="19cm" svg:y1="11cm" svg:x2="15cm" svg:y2="15cm">
          <text:p/>
        </draw:line>
        <draw:frame draw:style-name="gr22" draw:layer="layout" svg:width="2.225cm" svg:height="3.463cm" svg:x="18.39cm" svg:y="12.537cm">
          <draw:text-box>
            <text:p>Tokyo</text:p>
          </draw:text-box>
        </draw:frame>
        <draw:frame draw:style-name="gr1" draw:layer="layout" svg:width="2.61cm" svg:height="0.963cm" svg:x="5.89cm" svg:y="12.537cm">
          <draw:text-box>
            <text:p>London</text:p>
          </draw:text-box>
        </draw:frame>
        <draw:frame draw:style-name="gr1" draw:layer="layout" svg:width="1.806cm" svg:height="0.963cm" svg:x="12.5cm" svg:y="18.5cm">
          <draw:text-box>
            <text:p>USA</text:p>
          </draw:text-box>
        </draw:frame>
        <draw:frame draw:style-name="gr23" draw:layer="layout" svg:width="10cm" svg:height="5cm" svg:x="17.5cm" svg:y="15cm">
          <draw:text-box>
            <text:list text:style-name="L1">
              <text:list-item>
                <text:p><text:s/>This works well for a while</text:p>
              </text:list-item>
              <text:list-item>
                <text:p><text:s/>It's just a small startup...</text:p>
              </text:list-item>
            </text:list>
          </draw:text-box>
        </draw:frame>
        <draw:custom-shape draw:style-name="gr16" draw:text-style-name="P6" draw:layer="layout" svg:width="2cm" svg:height="2cm" svg:x="7.5cm" svg:y="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5.5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9cm" svg:y="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7.5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2cm" svg:y="1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3.5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3.586cm" svg:height="11.136cm" svg:x="3.705cm" svg:y="2.256cm" draw:page-number="12" presentation:class="page"/>
          <draw:frame presentation:style-name="pr9" draw:text-style-name="P10" draw:layer="layout" svg:width="16.799cm" svg:height="13.114cm" svg:x="2.1cm" svg:y="14.106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Whoops, we became very popular...</text:p>
          </draw:text-box>
        </draw:frame>
        <draw:frame presentation:style-name="pr8" draw:layer="layout" svg:width="25.199cm" svg:height="17.25cm" svg:x="1.301cm" svg:y="3cm" presentation:class="outline">
          <draw:text-box>
            <text:list text:style-name="L2">
              <text:list-item>
                <text:p>We are hammering the database</text:p>
                <text:list>
                  <text:list-item>
                    <text:p>Geographical latency is a big issue</text:p>
                  </text:list-item>
                  <text:list-item>
                    <text:p>How do we scale it?</text:p>
                    <text:list>
                      <text:list-item>
                        <text:p>shard it and denormalise for best performance... no joins!</text:p>
                      </text:list-item>
                    </text:list>
                    <text:p/>
                  </text:list-item>
                </text:list>
              </text:list-item>
            </text:list>
          </draw:text-box>
        </draw:frame>
        <draw:custom-shape draw:style-name="gr13" draw:text-style-name="P6" draw:layer="layout" svg:width="6cm" svg:height="5.5cm" svg:x="4.3cm" svg:y="7.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6.3cm" svg:y="7.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0.8cm" svg:y="13.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layer="layout" svg:width="2.5cm" svg:height="2cm" svg:x="9.8cm" svg:y="1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1" draw:text-style-name="P6" draw:layer="layout" svg:x1="8.8cm" svg:y1="11.9cm" svg:x2="12.3cm" svg:y2="15.9cm">
          <text:p/>
        </draw:line>
        <draw:line draw:style-name="gr21" draw:text-style-name="P6" draw:layer="layout" svg:x1="18.8cm" svg:y1="11.9cm" svg:x2="14.8cm" svg:y2="15.9cm">
          <text:p/>
        </draw:line>
        <draw:frame draw:style-name="gr22" draw:layer="layout" svg:width="2.225cm" svg:height="3.463cm" svg:x="18.19cm" svg:y="13.437cm">
          <draw:text-box>
            <text:p>Tokyo</text:p>
          </draw:text-box>
        </draw:frame>
        <draw:frame draw:style-name="gr1" draw:layer="layout" svg:width="2.61cm" svg:height="0.963cm" svg:x="5.69cm" svg:y="13.437cm">
          <draw:text-box>
            <text:p>London</text:p>
          </draw:text-box>
        </draw:frame>
        <draw:frame draw:style-name="gr1" draw:layer="layout" svg:width="1.806cm" svg:height="0.963cm" svg:x="12.3cm" svg:y="19.4cm">
          <draw:text-box>
            <text:p>USA</text:p>
          </draw:text-box>
        </draw:frame>
        <draw:frame draw:style-name="gr23" draw:layer="layout" svg:width="10cm" svg:height="5cm" svg:x="17.5cm" svg:y="15cm">
          <draw:text-box>
            <text:list text:style-name="L1">
              <text:list-item>
                <text:p><text:s/>It gives some relief</text:p>
              </text:list-item>
              <text:list-item>
                <text:p><text:s/>But how do we go further?...</text:p>
              </text:list-item>
            </text:list>
          </draw:text-box>
        </draw:frame>
        <draw:custom-shape draw:style-name="gr16" draw:text-style-name="P6" draw:layer="layout" svg:width="2cm" svg:height="2cm" svg:x="7.3cm" svg:y="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5.3cm" svg:y="9.4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8.8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7.3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1.8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3.3cm" svg:y="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 draw:text-style-name="P6" draw:layer="layout" svg:width="2.5cm" svg:height="2cm" svg:x="12.3cm" svg:y="1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4.8cm" svg:y="1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2" draw:layer="layout" svg:width="13.586cm" svg:height="11.136cm" svg:x="3.705cm" svg:y="2.256cm" draw:page-number="13" presentation:class="page"/>
          <draw:frame presentation:style-name="pr9" draw:text-style-name="P10" draw:layer="layout" svg:width="16.799cm" svg:height="13.114cm" svg:x="2.1cm" svg:y="14.106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Whoops, we are the next facebook...</text:p>
          </draw:text-box>
        </draw:frame>
        <draw:frame presentation:style-name="pr8" draw:layer="layout" svg:width="25.199cm" svg:height="17.25cm" svg:x="1.301cm" svg:y="3cm" presentation:class="outline">
          <draw:text-box>
            <text:list text:style-name="L2">
              <text:list-item>
                <text:p>We want geographical dispersion – low latency reads</text:p>
                <text:list>
                  <text:list-item>
                    <text:p>Sharding take to the extreme: multiple shards with same data</text:p>
                  </text:list-item>
                  <text:list-item>
                    <text:p>Data fully denormalised – we can't even think about joins</text:p>
                    <text:p/>
                  </text:list-item>
                </text:list>
              </text:list-item>
            </text:list>
          </draw:text-box>
        </draw:frame>
        <draw:custom-shape draw:style-name="gr13" draw:text-style-name="P6" draw:layer="layout" svg:width="6cm" svg:height="5.5cm" svg:x="4.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6.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1cm" svg:y="1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1" draw:text-style-name="P6" draw:layer="layout" svg:x1="9cm" svg:y1="11cm" svg:x2="12.5cm" svg:y2="15cm">
          <text:p/>
        </draw:line>
        <draw:line draw:style-name="gr21" draw:text-style-name="P6" draw:layer="layout" svg:x1="19cm" svg:y1="11cm" svg:x2="15cm" svg:y2="15cm">
          <text:p/>
        </draw:line>
        <draw:line draw:style-name="gr21" draw:text-style-name="P6" draw:layer="layout" svg:x1="9.5cm" svg:y1="10cm" svg:x2="18cm" svg:y2="10cm">
          <text:p/>
        </draw:line>
        <draw:frame draw:style-name="gr22" draw:layer="layout" svg:width="2.225cm" svg:height="3.463cm" svg:x="18.39cm" svg:y="12.537cm">
          <draw:text-box>
            <text:p>Tokyo</text:p>
          </draw:text-box>
        </draw:frame>
        <draw:frame draw:style-name="gr1" draw:layer="layout" svg:width="2.61cm" svg:height="0.963cm" svg:x="5.89cm" svg:y="12.537cm">
          <draw:text-box>
            <text:p>London</text:p>
          </draw:text-box>
        </draw:frame>
        <draw:frame draw:style-name="gr1" draw:layer="layout" svg:width="1.806cm" svg:height="0.963cm" svg:x="12.5cm" svg:y="18.5cm">
          <draw:text-box>
            <text:p>USA</text:p>
          </draw:text-box>
        </draw:frame>
        <draw:frame draw:style-name="gr23" draw:layer="layout" svg:width="10cm" svg:height="5cm" svg:x="18cm" svg:y="15cm">
          <draw:text-box>
            <text:list text:style-name="L1">
              <text:list-item>
                <text:p><text:s/>This is a lot of infrastructure to<text:line-break/> <text:s text:c="2"/>build! <text:line-break/></text:p>
              </text:list-item>
              <text:list-item>
                <text:p><text:s/>What if we start changing data</text:p>
                <text:p><text:s text:c="5"/>forms / schemas?!</text:p>
                <text:list>
                  <text:list-item>
                    <text:list>
                      <text:list-item>
                        <text:p>Ouch!!</text:p>
                      </text:list-item>
                    </text:list>
                  </text:list-item>
                </text:list>
              </text:list-item>
            </text:list>
          </draw:text-box>
        </draw:frame>
        <draw:custom-shape draw:style-name="gr20" draw:text-style-name="P6" draw:layer="layout" svg:width="2.5cm" svg:height="2cm" svg:x="3.7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6.2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8.7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6.2cm" svg:y="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8.7cm" svg:y="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21.2cm" svg:y="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0cm" svg:y="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2.5cm" svg:y="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2.5cm" svg:height="2cm" svg:x="15cm" svg:y="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2cm" svg:height="2cm" svg:x="3cm" svg:y="10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2.5cm" svg:y="12.5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21.5cm" svg:y="10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3.5cm" svg:y="10.5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4.5cm" svg:y="10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5.5cm" svg:y="10.5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20.5cm" svg:y="11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20cm" svg:y="9.5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9.5cm" svg:y="10.5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3.5cm" svg:y="11.5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6" draw:layer="layout" svg:width="2cm" svg:height="2cm" svg:x="12cm" svg:y="11.5cm">
          <text:p/>
          <draw:enhanced-geometry svg:viewBox="0 0 21600 21600" draw:glue-points="10800 0 3163 3163 0 10800 3163 18437 10800 21600 18437 18437 21600 10800 18437 3163" draw:text-areas="3163 3163 18437 18437" draw:mirror-vertical="false" draw:mirror-horizont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3.586cm" svg:height="11.136cm" svg:x="3.705cm" svg:y="2.256cm" draw:page-number="14" presentation:class="page"/>
          <draw:frame presentation:style-name="pr9" draw:text-style-name="P10" draw:layer="layout" svg:width="16.799cm" svg:height="13.114cm" svg:x="2.1cm" svg:y="14.106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The NoSQL Movement...</text:p>
          </draw:text-box>
        </draw:frame>
        <draw:frame presentation:style-name="pr8" draw:layer="layout" svg:width="25.199cm" svg:height="17.25cm" svg:x="1.301cm" svg:y="3cm" presentation:class="outline">
          <draw:text-box>
            <text:list text:style-name="L2">
              <text:list-item>
                <text:p>This is the challenge Web companies face...</text:p>
                <text:list>
                  <text:list-item>
                    <text:p>Facebook (Cassandra), Amazon (Dynamo), Google (BigTable), Yahoo (Sherpa) have gone through all this already...</text:p>
                    <text:p/>
                  </text:list-item>
                </text:list>
              </text:list-item>
            </text:list>
          </draw:text-box>
        </draw:frame>
        <draw:custom-shape draw:style-name="gr13" draw:text-style-name="P6" draw:layer="layout" svg:width="6cm" svg:height="5.5cm" svg:x="4.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6.5cm" svg:y="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3" draw:text-style-name="P6" draw:layer="layout" svg:width="6cm" svg:height="5.5cm" svg:x="11cm" svg:y="1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layer="layout" svg:width="1cm" svg:height="0.8cm" svg:x="5.5cm" svg:y="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1" draw:text-style-name="P6" draw:layer="layout" svg:x1="9cm" svg:y1="11cm" svg:x2="12.5cm" svg:y2="15cm">
          <text:p/>
        </draw:line>
        <draw:line draw:style-name="gr21" draw:text-style-name="P6" draw:layer="layout" svg:x1="19cm" svg:y1="11cm" svg:x2="15cm" svg:y2="15cm">
          <text:p/>
        </draw:line>
        <draw:line draw:style-name="gr21" draw:text-style-name="P6" draw:layer="layout" svg:x1="9.5cm" svg:y1="10cm" svg:x2="18cm" svg:y2="10cm">
          <text:p/>
        </draw:line>
        <draw:frame draw:style-name="gr22" draw:layer="layout" svg:width="4.308cm" svg:height="3.463cm" svg:x="18.39cm" svg:y="12.537cm">
          <draw:text-box>
            <text:p>Tokyo</text:p>
          </draw:text-box>
        </draw:frame>
        <draw:frame draw:style-name="gr1" draw:layer="layout" svg:width="4.308cm" svg:height="0.963cm" svg:x="5.89cm" svg:y="12.537cm">
          <draw:text-box>
            <text:p>London</text:p>
          </draw:text-box>
        </draw:frame>
        <draw:frame draw:style-name="gr1" draw:layer="layout" svg:width="4.308cm" svg:height="0.963cm" svg:x="12.5cm" svg:y="18.5cm">
          <draw:text-box>
            <text:p>USA</text:p>
          </draw:text-box>
        </draw:frame>
        <draw:frame draw:style-name="gr23" draw:layer="layout" svg:width="10cm" svg:height="5cm" svg:x="17.5cm" svg:y="15cm">
          <draw:text-box>
            <text:list text:style-name="L1">
              <text:list-item>
                <text:p><text:s/>Local read, redundant writes...</text:p>
              </text:list-item>
              <text:list-item>
                <text:p><text:s/>Map reduce paradigm</text:p>
              </text:list-item>
              <text:list-item>
                <text:p><text:s/>No joins – full denormalisation</text:p>
              </text:list-item>
            </text:list>
          </draw:text-box>
        </draw:frame>
        <draw:custom-shape draw:style-name="gr20" draw:text-style-name="P6" draw:layer="layout" svg:width="1cm" svg:height="0.8cm" svg:x="7cm" svg:y="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5.5cm" svg:y="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7cm" svg:y="10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8.5cm" svg:y="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8.5cm" svg:y="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8cm" svg:y="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9.5cm" svg:y="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8cm" svg:y="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9.5cm" svg:y="1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21cm" svg:y="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21cm" svg:y="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2cm" svg:y="1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3.5cm" svg:y="15.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3.5cm" svg:y="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5cm" svg:y="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6" draw:layer="layout" svg:width="1cm" svg:height="0.8cm" svg:x="15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2" draw:layer="layout" svg:width="13.586cm" svg:height="11.136cm" svg:x="3.705cm" svg:y="2.256cm" draw:page-number="15" presentation:class="page"/>
          <draw:frame presentation:style-name="pr9" draw:text-style-name="P10" draw:layer="layout" svg:width="16.799cm" svg:height="13.114cm" svg:x="2.1cm" svg:y="14.106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Apache Cassandra</text:p>
          </draw:text-box>
        </draw:frame>
        <draw:frame presentation:style-name="pr8" draw:layer="layout" svg:width="25.199cm" svg:height="17.695cm" svg:x="1.401cm" svg:y="3cm" presentation:class="outline" presentation:user-transformed="true">
          <draw:text-box>
            <text:list text:style-name="L2">
              <text:list-item>
                <text:p>Luckily, they are happy to share ;-)</text:p>
                <text:p><text:a xlink:href="http://cassandra.apache.org/">http://cassandra.apache.org/</text:a></text:p>
                <text:list>
                  <text:list-item>
                    <text:p>Handles replication (like sharding)</text:p>
                  </text:list-item>
                  <text:list-item>
                    <text:p>Can be used between machines / data centres / countries!</text:p>
                    <text:p/>
                  </text:list-item>
                </text:list>
              </text:list-item>
              <text:list-item>
                <text:p>Effectively a 2 or 3 level distributed map for data</text:p>
                <text:list>
                  <text:list-header>
                    <text:p><text:span text:style-name="T5">{</text:span><text:span text:style-name="T5"><text:line-break/></text:span><text:span text:style-name="T5"> <text:s text:c="2"/>"andrew":{</text:span><text:span text:style-name="T5"><text:line-break/></text:span><text:span text:style-name="T5"> <text:s text:c="5"/>"profile":{</text:span><text:span text:style-name="T5"><text:line-break/></text:span><text:span text:style-name="T5"> <text:s text:c="8"/>"emailAddress":{"name":"emailAddress", "value":"</text:span><text:span text:style-name="T5"><text:a xlink:href="mailto:foo@bar.com">foo@bar.com</text:a></text:span><text:span text:style-name="T5">"},</text:span><text:span text:style-name="T5"><text:line-break/></text:span><text:span text:style-name="T5"> <text:s text:c="8"/>"webSite":{"name":"webSite", "value":"</text:span><text:span text:style-name="T5"><text:a xlink:href="http://bar.com/">http://bar.com</text:a></text:span><text:span text:style-name="T5">"}</text:span><text:span text:style-name="T5"><text:line-break/></text:span><text:span text:style-name="T5"> <text:s text:c="5"/>},</text:span><text:span text:style-name="T5"><text:line-break/></text:span><text:span text:style-name="T5"> <text:s text:c="5"/>"posts":{</text:span><text:span text:style-name="T5"><text:line-break/></text:span><text:span text:style-name="T5"> <text:s text:c="8"/>"3</text:span><text:span text:style-name="T6">rd</text:span><text:span text:style-name="T5"> Feb 2010":{”title":”this website rocks", ”body”:”ur website is really cool”},</text:span><text:span text:style-name="T5"><text:line-break/></text:span><text:span text:style-name="T5"> <text:s text:c="8"/>”4</text:span><text:span text:style-name="T6">th</text:span><text:span text:style-name="T5"> Feb 2010”:{”title”:”ignore the last post”, ”body”:”my little sister stole my account...”}</text:span><text:span text:style-name="T5"><text:line-break/></text:span><text:span text:style-name="T5"> <text:s text:c="5"/>}</text:span><text:span text:style-name="T5"><text:line-break/></text:span><text:span text:style-name="T5"> <text:s text:c="2"/>},</text:span><text:span text:style-name="T5"><text:line-break/></text:span><text:span text:style-name="T5"> <text:s text:c="2"/>"jill":{</text:span><text:span text:style-name="T5"><text:line-break/></text:span><text:span text:style-name="T5"> <text:s text:c="5"/>"profile":{</text:span><text:span text:style-name="T5"><text:line-break/></text:span><text:span text:style-name="T5"> <text:s text:c="8"/>"emailAddress":{"name":"emailAddress", "value":"</text:span><text:span text:style-name="T5"><text:a xlink:href="mailto:foo@bar.com">foo@bar.com</text:a></text:span><text:span text:style-name="T5">"},</text:span><text:span text:style-name="T5"><text:line-break/></text:span><text:span text:style-name="T5"> <text:s text:c="8"/>"webSite":{"name":"webSite", "value":"</text:span><text:span text:style-name="T5"><text:a xlink:href="http://bar.com/">http://bar.com</text:a></text:span><text:span text:style-name="T5">"}</text:span><text:span text:style-name="T5"><text:line-break/></text:span><text:span text:style-name="T5"> <text:s text:c="5"/>},</text:span><text:span text:style-name="T5"><text:line-break/></text:span><text:span text:style-name="T5"> <text:s text:c="5"/>"posts":{</text:span><text:span text:style-name="T5"><text:line-break/></text:span><text:span text:style-name="T5"> <text:s text:c="8"/>"7</text:span><text:span text:style-name="T6">th</text:span><text:span text:style-name="T5"> March 2010":{”title":”hello", ”body”:”anyone here?”}</text:span><text:span text:style-name="T5"><text:line-break/></text:span><text:span text:style-name="T5"> <text:s text:c="5"/>}</text:span><text:span text:style-name="T5"><text:line-break/></text:span><text:span text:style-name="T5"> <text:s text:c="2"/>}</text:span><text:span text:style-name="T5"><text:line-break/></text:span><text:span text:style-name="T5">}</text:span></text:p>
                  </text:list-header>
                </text:list>
              </text:list-item>
            </text:list>
          </draw:text-box>
        </draw:frame>
        <draw:line draw:style-name="gr11" draw:text-style-name="P6" draw:layer="layout" svg:x1="2cm" svg:y1="14.5cm" svg:x2="4cm" svg:y2="11.5cm">
          <text:p/>
        </draw:line>
        <draw:line draw:style-name="gr11" draw:text-style-name="P6" draw:layer="layout" svg:x1="2cm" svg:y1="14.5cm" svg:x2="4cm" svg:y2="16cm">
          <text:p/>
        </draw:line>
        <draw:frame draw:style-name="gr1" draw:layer="layout" svg:width="3.207cm" svg:height="1.675cm" svg:x="0.155cm" svg:y="15.1cm">
          <draw:text-box>
            <text:p>Query via</text:p>
            <text:p><text:s/>keys!</text:p>
          </draw:text-box>
        </draw:frame>
        <presentation:notes draw:style-name="dp2">
          <draw:page-thumbnail draw:style-name="gr2" draw:layer="layout" svg:width="13.586cm" svg:height="11.136cm" svg:x="3.705cm" svg:y="2.256cm" draw:page-number="16" presentation:class="page"/>
          <draw:frame presentation:style-name="pr9" draw:layer="layout" svg:width="16.799cm" svg:height="13.114cm" svg:x="2.1cm" svg:y="14.106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Apache Cassandra (2)</text:p>
          </draw:text-box>
        </draw:frame>
        <draw:frame presentation:style-name="pr8" draw:layer="layout" svg:width="25.199cm" svg:height="17.25cm" svg:x="1.301cm" svg:y="3cm" presentation:class="outline" presentation:user-transformed="true">
          <draw:text-box>
            <text:list text:style-name="L2">
              <text:list-item>
                <text:p>What have we given up?</text:p>
                <text:list>
                  <text:list-item>
                    <text:p>No explicit data schemas, unlike an RDBMS</text:p>
                    <text:list>
                      <text:list-item>
                        <text:p>So we can evolve schemas quickly over large data...</text:p>
                      </text:list-item>
                      <text:list-item>
                        <text:p>But, applications need to manage different versions</text:p>
                      </text:list-item>
                    </text:list>
                  </text:list-item>
                  <text:list-item>
                    <text:p>No complex queries</text:p>
                    <text:list>
                      <text:list-item>
                        <text:p>We need to store the data with the key queries in mind...</text:p>
                      </text:list-item>
                      <text:list-item>
                        <text:p>It's getting a bit better: ”inverted indices”</text:p>
                      </text:list-item>
                    </text:list>
                  </text:list-item>
                  <text:list-item>
                    <text:p>Definitely no joins</text:p>
                    <text:list>
                      <text:list-item>
                        <text:p>We do this with multiple queries instead</text:p>
                      </text:list-item>
                      <text:list-item>
                        <text:p>It's a bit painful...</text:p>
                      </text:list-item>
                    </text:list>
                  </text:list-item>
                  <text:list-item>
                    <text:p>The CAP theorem</text:p>
                    <text:list>
                      <text:list-item>
                        <text:p>Tradeoff b/w consitency, availability and partition tolerance<text:line-break/></text:p>
                      </text:list-item>
                    </text:list>
                  </text:list-item>
                </text:list>
                <text:p>We make these tradeoffs for the benefits of scaling...</text:p>
                <text:list>
                  <text:list-item>
                    <text:p>And ease of maintenance on petabytes of data...</text:p>
                  </text:list-item>
                </text:list>
              </text:list-item>
            </text:list>
          </draw:text-box>
        </draw:frame>
        <presentation:notes draw:style-name="dp2">
          <draw:page-thumbnail draw:style-name="gr2" draw:layer="layout" svg:width="13.586cm" svg:height="11.136cm" svg:x="3.705cm" svg:y="2.256cm" draw:page-number="17" presentation:class="page"/>
          <draw:frame presentation:style-name="pr9" draw:layer="layout" svg:width="16.799cm" svg:height="13.114cm" svg:x="2.1cm" svg:y="14.106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Other Distribution Architectures</text:p>
          </draw:text-box>
        </draw:frame>
        <draw:frame presentation:style-name="pr8" draw:layer="layout" svg:width="25.199cm" svg:height="17.25cm" svg:x="1.301cm" svg:y="3cm" presentation:class="outline" presentation:user-transformed="true">
          <draw:text-box>
            <text:list text:style-name="L2">
              <text:list-item>
                <text:p>Low-latency distribution</text:p>
                <text:list>
                  <text:list-item>
                    <text:p>Often important for trading arbitrage; beating other traders</text:p>
                  </text:list-item>
                  <text:list-item>
                    <text:p>Minimise path as much as possible</text:p>
                  </text:list-item>
                  <text:list-item>
                    <text:p>Huge effort is often put into this area... <text:s/>A future web area...<text:line-break/></text:p>
                  </text:list-item>
                </text:list>
              </text:list-item>
              <text:list-item>
                <text:p>Market tick data distribution</text:p>
                <text:list>
                  <text:list-item>
                    <text:p>Extreme volumes – can be literally a million messages a second</text:p>
                  </text:list-item>
                  <text:list-item>
                    <text:p>Cannot easily distribute around even a LAN!</text:p>
                    <text:p/>
                  </text:list-item>
                </text:list>
              </text:list-item>
              <text:list-item>
                <text:p>Grid data distribution</text:p>
                <text:list>
                  <text:list-item>
                    <text:p>Getting data to grid calculation nodes</text:p>
                  </text:list-item>
                  <text:list-item>
                    <text:p>Often much data is common</text:p>
                  </text:list-item>
                  <text:list-item>
                    <text:p>Algorithms exist for sharing between nodes</text:p>
                  </text:list-item>
                  <text:list-item>
                    <text:p>Products exist: Terracotta, Coherence, Gridfire</text:p>
                  </text:list-item>
                </text:list>
              </text:list-item>
            </text:list>
          </draw:text-box>
        </draw:frame>
        <presentation:notes draw:style-name="dp2">
          <draw:page-thumbnail draw:style-name="gr2" draw:layer="layout" svg:width="13.586cm" svg:height="11.136cm" svg:x="3.705cm" svg:y="2.256cm" draw:page-number="18" presentation:class="page"/>
          <draw:frame presentation:style-name="pr9" draw:text-style-name="P10" draw:layer="layout" svg:width="16.799cm" svg:height="13.114cm" svg:x="2.1cm" svg:y="14.106cm" presentation:class="notes" presentation:placeholder="true">
            <draw:text-box/>
          </draw:frame>
        </presentation:notes>
      </draw:page>
      <draw:page draw:name="page19"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XML for storing and distribution</text:p>
          </draw:text-box>
        </draw:frame>
        <draw:frame presentation:style-name="pr2" draw:text-style-name="P3" draw:layer="layout" svg:width="22cm" svg:height="2.25cm" svg:x="1.5cm" svg:y="9.285cm" presentation:class="outline" presentation:user-transformed="true">
          <draw:text-box>
            <text:p text:style-name="P2"><text:span text:style-name="T1">Pros and cons...</text:span></text:p>
          </draw:text-box>
        </draw:frame>
        <presentation:notes draw:style-name="dp2">
          <draw:page-thumbnail draw:style-name="gr2" draw:layer="layout" svg:width="14.848cm" svg:height="11.135cm" svg:x="3.075cm" svg:y="2.257cm" draw:page-number="19" presentation:class="page"/>
          <draw:frame presentation:style-name="pr3" draw:text-style-name="P9"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Why Use XML?</text:p>
          </draw:text-box>
        </draw:frame>
        <draw:frame presentation:style-name="pr8" draw:layer="layout" svg:width="25.199cm" svg:height="17.25cm" svg:x="1.301cm" svg:y="3cm" presentation:class="outline" presentation:user-transformed="true">
          <draw:text-box>
            <text:list text:style-name="L2">
              <text:list-item>
                <text:p>XML has a schema which enforces structure</text:p>
                <text:p><text:line-break/><text:line-break/><text:line-break/></text:p>
              </text:list-item>
              <text:list-item>
                <text:p>Each XML document forms a discrete unit</text:p>
                <text:list>
                  <text:list-item>
                    <text:p>Great for distribution</text:p>
                  </text:list-item>
                </text:list>
              </text:list-item>
              <text:list-item>
                <text:p>Evolution is easier</text:p>
                <text:list>
                  <text:list-item>
                    <text:p>Adding attributes / elements rarely breaks existing users</text:p>
                  </text:list-item>
                  <text:list-item>
                    <text:p>Schemas are XML documents too; can be versioned</text:p>
                  </text:list-item>
                </text:list>
              </text:list-item>
              <text:list-item>
                <text:p>Processing is standardised</text:p>
                <text:list>
                  <text:list-item>
                    <text:p>XSL processors; good tool support</text:p>
                  </text:list-item>
                  <text:list-item>
                    <text:p>Schema designers, many vendors provide infrastructure</text:p>
                  </text:list-item>
                </text:list>
              </text:list-item>
            </text:list>
          </draw:text-box>
        </draw:frame>
        <draw:rect draw:style-name="gr3" draw:text-style-name="P6" draw:layer="layout" svg:width="2cm" svg:height="1.5cm" svg:x="10.593cm" svg:y="4.5cm">
          <text:p/>
        </draw:rect>
        <draw:rect draw:style-name="gr3" draw:text-style-name="P6" draw:layer="layout" svg:width="2cm" svg:height="1.5cm" svg:x="8.293cm" svg:y="6.5cm">
          <text:p/>
        </draw:rect>
        <draw:rect draw:style-name="gr3" draw:text-style-name="P6" draw:layer="layout" svg:width="2cm" svg:height="1.5cm" svg:x="12.793cm" svg:y="6.5cm">
          <text:p/>
        </draw:rect>
        <draw:line draw:style-name="gr4" draw:text-style-name="P6" draw:layer="layout" svg:x1="10.293cm" svg:y1="6.5cm" svg:x2="11.293cm" svg:y2="6cm">
          <text:p/>
        </draw:line>
        <draw:line draw:style-name="gr4" draw:text-style-name="P6" draw:layer="layout" svg:x1="12.793cm" svg:y1="6.5cm" svg:x2="11.793cm" svg:y2="6cm">
          <text:p/>
        </draw:line>
        <draw:frame draw:style-name="gr1" draw:layer="layout" svg:width="1.907cm" svg:height="0.963cm" svg:x="15.093cm" svg:y="7cm">
          <draw:text-box>
            <text:p>Leg2</text:p>
          </draw:text-box>
        </draw:frame>
        <draw:frame draw:style-name="gr1" draw:layer="layout" svg:width="1.907cm" svg:height="0.963cm" svg:x="6.294cm" svg:y="7.001cm">
          <draw:text-box>
            <text:p>Leg1</text:p>
          </draw:text-box>
        </draw:frame>
        <draw:frame draw:style-name="gr1" draw:layer="layout" svg:width="2.161cm" svg:height="0.963cm" svg:x="12.894cm" svg:y="4.701cm">
          <draw:text-box>
            <text:p>Trade</text:p>
          </draw:text-box>
        </draw:frame>
        <draw:frame draw:style-name="gr1" draw:layer="layout" svg:width="3.106cm" svg:height="0.963cm" svg:x="2.394cm" svg:y="5.5cm">
          <draw:text-box>
            <text:p>trade.xsd</text:p>
          </draw:text-box>
        </draw:frame>
        <draw:custom-shape draw:style-name="gr10" draw:text-style-name="P6" draw:layer="layout" svg:width="1.5cm" svg:height="1cm" svg:x="6cm" svg:y="5.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2">
          <draw:page-thumbnail draw:style-name="gr2" draw:layer="layout" svg:width="13.586cm" svg:height="11.136cm" svg:x="3.705cm" svg:y="2.256cm" draw:page-number="20" presentation:class="page"/>
          <draw:frame presentation:style-name="pr9" draw:text-style-name="P10" draw:layer="layout" svg:width="16.799cm" svg:height="13.114cm" svg:x="2.1cm" svg:y="14.106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Why Not XML?</text:p>
          </draw:text-box>
        </draw:frame>
        <draw:frame presentation:style-name="pr8" draw:layer="layout" svg:width="25.199cm" svg:height="17.25cm" svg:x="1.301cm" svg:y="3cm" presentation:class="outline" presentation:user-transformed="true">
          <draw:text-box>
            <text:list text:style-name="L2">
              <text:list-item>
                <text:p>It's very verbose</text:p>
                <text:list>
                  <text:list-item>
                    <text:p>Not good for high volume</text:p>
                  </text:list-item>
                  <text:list-item>
                    <text:p>Can be compressed though</text:p>
                  </text:list-item>
                </text:list>
              </text:list-item>
              <text:list-item>
                <text:p>Processing is slow: bad for low latency</text:p>
              </text:list-item>
              <text:list-item>
                <text:p>Not good for tabular numerical data</text:p>
                <text:list>
                  <text:list-item>
                    <text:p>add to the structure over time rather than replacing the document</text:p>
                  </text:list-item>
                </text:list>
                <text:p><text:line-break/><text:line-break/><text:line-break/></text:p>
              </text:list-item>
              <text:list-item>
                <text:p>Not good for large connected graphs</text:p>
                <text:list>
                  <text:list-item>
                    <text:p>Each document is a unit</text:p>
                  </text:list-item>
                  <text:list-item>
                    <text:p>Relational join may be better for this</text:p>
                  </text:list-item>
                  <text:list-item>
                    <text:p>Support growing in native XML databases: Xquery etc.</text:p>
                  </text:list-item>
                </text:list>
              </text:list-item>
            </text:list>
          </draw:text-box>
        </draw:frame>
        <draw:frame draw:style-name="standard" draw:layer="layout" svg:width="12.218cm" svg:height="3.909cm" svg:x="6.132cm" svg:y="10.532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ext:p text:style-name="P7">bid</text:p>
              </table:table-cell>
              <table:table-cell>
                <text:p text:style-name="P7">ask</text:p>
              </table:table-cell>
              <table:table-cell>
                <text:p text:style-name="P7">mid</text:p>
              </table:table-cell>
            </table:table-row>
            <table:table-row table:style-name="ro2" table:default-cell-style-name="ce1">
              <table:table-cell>
                <text:p text:style-name="P8">12/01/09</text:p>
              </table:table-cell>
              <table:table-cell>
                <text:p text:style-name="P8">12</text:p>
              </table:table-cell>
              <table:table-cell>
                <text:p text:style-name="P8">14</text:p>
              </table:table-cell>
              <table:table-cell>
                <text:p text:style-name="P8">13</text:p>
              </table:table-cell>
            </table:table-row>
            <table:table-row table:style-name="ro3" table:default-cell-style-name="ce1">
              <table:table-cell>
                <text:p text:style-name="P8">13/01/09</text:p>
              </table:table-cell>
              <table:table-cell>
                <text:p text:style-name="P8">13</text:p>
              </table:table-cell>
              <table:table-cell>
                <text:p text:style-name="P8">15</text:p>
              </table:table-cell>
              <table:table-cell>
                <text:p text:style-name="P8">14</text:p>
              </table:table-cell>
            </table:table-row>
            <table:table-row table:style-name="ro4" table:default-cell-style-name="ce1">
              <table:table-cell>
                <text:p text:style-name="P8">14/01/09</text:p>
              </table:table-cell>
              <table:table-cell>
                <text:p text:style-name="P8">17</text:p>
              </table:table-cell>
              <table:table-cell>
                <text:p text:style-name="P8">19</text:p>
              </table:table-cell>
              <table:table-cell>
                <text:p text:style-name="P8">18</text:p>
              </table:table-cell>
            </table:table-row>
          </table:table>
          <draw:image xlink:href="Pictures/TablePreview2.svm" xlink:type="simple" xlink:show="embed" xlink:actuate="onLoad"/>
        </draw:frame>
        <draw:line draw:style-name="gr11" draw:text-style-name="P6" draw:layer="layout" svg:x1="4.5cm" svg:y1="13.5cm" svg:x2="7cm" svg:y2="15cm">
          <text:p/>
        </draw:line>
        <draw:frame draw:style-name="gr1" draw:layer="layout" svg:width="4.49cm" svg:height="0.963cm" svg:x="1.5cm" svg:y="12.537cm">
          <draw:text-box>
            <text:p>Add new row?</text:p>
          </draw:text-box>
        </draw:frame>
        <presentation:notes draw:style-name="dp2">
          <draw:page-thumbnail draw:style-name="gr2" draw:layer="layout" svg:width="13.586cm" svg:height="11.136cm" svg:x="3.705cm" svg:y="2.256cm" draw:page-number="21" presentation:class="page"/>
          <draw:frame presentation:style-name="pr9" draw:layer="layout" svg:width="16.799cm" svg:height="13.114cm" svg:x="2.1cm" svg:y="14.106cm" presentation:class="notes" presentation:placeholder="true">
            <draw:text-box/>
          </draw:frame>
        </presentation:notes>
      </draw:page>
      <draw:page draw:name="page22" draw:style-name="dp1" draw:master-page-name="title" presentation:presentation-page-layout-name="AL1T1">
        <office:forms form:automatic-focus="false" form:apply-design-mode="false"/>
        <draw:frame presentation:style-name="pr1" draw:text-style-name="P2" draw:layer="layout" svg:width="26cm" svg:height="3.256cm" svg:x="1.3cm" svg:y="5.108cm" presentation:class="title" presentation:user-transformed="true">
          <draw:text-box>
            <text:p text:style-name="P1">Closing Remarks...</text:p>
          </draw:text-box>
        </draw:frame>
        <presentation:notes draw:style-name="dp2">
          <draw:page-thumbnail draw:style-name="gr2" draw:layer="layout" svg:width="14.848cm" svg:height="11.135cm" svg:x="3.075cm" svg:y="2.257cm" draw:page-number="22" presentation:class="page"/>
          <draw:frame presentation:style-name="pr3" draw:text-style-name="P9"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layer="layout" svg:width="25.199cm" svg:height="1.913cm" svg:x="1.4cm" svg:y="0.362cm" presentation:class="title">
          <draw:text-box>
            <text:p>Closing Remarks</text:p>
          </draw:text-box>
        </draw:frame>
        <draw:frame presentation:style-name="pr8" draw:layer="layout" svg:width="25.199cm" svg:height="17.25cm" svg:x="1.301cm" svg:y="3cm" presentation:class="outline" presentation:user-transformed="true">
          <draw:text-box>
            <text:list text:style-name="L2">
              <text:list-item>
                <text:p>Data distribution is the lifeblood of many businesses</text:p>
                <text:list>
                  <text:list-item>
                    <text:p>Lots of money thrown at the problem</text:p>
                  </text:list-item>
                  <text:list-item>
                    <text:p>Hugely relevant now in the web era</text:p>
                  </text:list-item>
                  <text:list-item>
                    <text:p>Vital to every bank and many, many other businesses</text:p>
                  </text:list-item>
                  <text:list-item>
                    <text:p>Poor architectures &amp; scaling can easily mean lost opportunities</text:p>
                  </text:list-item>
                  <text:list-item>
                    <text:p>Incorrect or lost data can easily mean lost business or lawsuits...</text:p>
                    <text:p/>
                  </text:list-item>
                </text:list>
              </text:list-item>
              <text:list-item>
                <text:p>Some other points</text:p>
                <text:list>
                  <text:list-item>
                    <text:p>Permissions architecture important<text:line-break/>(i.e. Am i authorised to see this data)<text:line-break/></text:p>
                  </text:list-item>
                  <text:list-item>
                    <text:p>Security architecture + policies are crucial<text:line-break/>(prevents internal fraud, leaks)</text:p>
                  </text:list-item>
                  <text:list-item>
                    <text:p><text:span text:style-name="T3">Getting these wrong is very costly → Wikileaks!!</text:span></text:p>
                  </text:list-item>
                </text:list>
              </text:list-item>
            </text:list>
          </draw:text-box>
        </draw:frame>
        <presentation:notes draw:style-name="dp2">
          <draw:page-thumbnail draw:style-name="gr2" draw:layer="layout" svg:width="13.586cm" svg:height="11.136cm" svg:x="3.705cm" svg:y="2.256cm" draw:page-number="23" presentation:class="page"/>
          <draw:frame presentation:style-name="pr9"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text-align="start"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2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0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fill-color="#cccccc"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0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itle-background" style:family="presentation">
      <style:graphic-properties draw:stroke="none" draw:fill="none"/>
    </style:style>
    <style:style style:name="title-backgroundobjects" style:family="presentation">
      <style:graphic-properties draw:shadow="hidden" draw:shadow-offset-x="0.3cm" draw:shadow-offset-y="0.3cm" draw:shadow-color="#808080"/>
    </style:style>
    <style:style style:name="title-notes" style:family="presentation">
      <style:graphic-properties draw:stroke="none" draw:fill="none">
        <text:list-style style:name="titl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itle-outline1" style:family="presentation">
      <style:graphic-properties draw:stroke="none" draw:fill="non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outline2" style:family="presentation" style:parent-style-name="title-outline1">
      <style:paragraph-properties fo:margin-left="2.4cm" fo:margin-right="0cm" fo:margin-top="0cm" fo:margin-bottom="0.4cm" fo:text-indent="-0.8cm"/>
      <style:text-properties fo:font-size="28pt" style:font-size-asian="28pt" style:font-size-complex="28pt"/>
    </style:style>
    <style:style style:name="title-outline3" style:family="presentation" style:parent-style-name="title-outline2">
      <style:paragraph-properties fo:margin-left="3.6cm" fo:margin-right="0cm" fo:margin-top="0cm" fo:margin-bottom="0.3cm" fo:text-indent="-0.6cm"/>
      <style:text-properties fo:font-size="24pt" style:font-size-asian="24pt" style:font-size-complex="24pt"/>
    </style:style>
    <style:style style:name="title-outline4" style:family="presentation" style:parent-style-name="title-outline3">
      <style:paragraph-properties fo:margin-left="4.8cm" fo:margin-right="0cm" fo:margin-top="0cm" fo:margin-bottom="0.2cm" fo:text-indent="-0.6cm"/>
      <style:text-properties fo:font-size="20pt" style:font-size-asian="20pt" style:font-size-complex="20pt"/>
    </style:style>
    <style:style style:name="title-outline5" style:family="presentation" style:parent-style-name="title-outline4">
      <style:paragraph-properties fo:margin-left="6cm" fo:margin-right="0cm" fo:margin-top="0cm" fo:margin-bottom="0.1cm" fo:text-indent="-0.6cm"/>
      <style:text-properties fo:font-size="20pt" style:font-size-asian="20pt" style:font-size-complex="20pt"/>
    </style:style>
    <style:style style:name="title-outline6" style:family="presentation" style:parent-style-name="title-outline5">
      <style:paragraph-properties fo:margin-left="7.2cm" fo:margin-right="0cm" fo:margin-top="0cm" fo:margin-bottom="0.1cm" fo:text-indent="-0.6cm"/>
      <style:text-properties fo:font-size="20pt" style:font-size-asian="20pt" style:font-size-complex="20pt"/>
    </style:style>
    <style:style style:name="title-outline7" style:family="presentation" style:parent-style-name="title-outline6">
      <style:paragraph-properties fo:margin-left="8.4cm" fo:margin-right="0cm" fo:margin-top="0cm" fo:margin-bottom="0.1cm" fo:text-indent="-0.6cm"/>
      <style:text-properties fo:font-size="20pt" style:font-size-asian="20pt" style:font-size-complex="20pt"/>
    </style:style>
    <style:style style:name="title-outline8" style:family="presentation" style:parent-style-name="title-outline7">
      <style:paragraph-properties fo:margin-left="9.6cm" fo:margin-right="0cm" fo:margin-top="0cm" fo:margin-bottom="0.1cm" fo:text-indent="-0.6cm"/>
      <style:text-properties fo:font-size="20pt" style:font-size-asian="20pt" style:font-size-complex="20pt"/>
    </style:style>
    <style:style style:name="title-outline9" style:family="presentation" style:parent-style-name="title-outline8">
      <style:paragraph-properties fo:margin-left="10.8cm" fo:margin-right="0cm" fo:margin-top="0cm" fo:margin-bottom="0.1cm" fo:text-indent="-0.6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fill-color="#0099ff" draw:textarea-horizontal-align="justify" draw:textarea-vertical-align="middle" draw:auto-grow-height="false"/>
    </style:style>
    <style:style style:name="Mpr2" style:family="presentation" style:parent-style-name="Default-title">
      <style:graphic-properties draw:fill-color="#ffffff" draw:auto-grow-height="false" fo:min-height="3.507cm"/>
    </style:style>
    <style:style style:name="Mpr3" style:family="presentation" style:parent-style-name="Default-outline1">
      <style:graphic-properties draw:fill-color="#ffffff" draw:auto-grow-height="false" fo:min-height="13.86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itle-title">
      <style:graphic-properties draw:fill-color="#ffffff" draw:auto-grow-height="false" fo:min-height="3.507cm"/>
    </style:style>
    <style:style style:name="Mpr8" style:family="presentation" style:parent-style-name="title-outline1">
      <style:graphic-properties draw:fill-color="#ffffff" draw:auto-grow-height="false" fo:min-height="13.86cm"/>
    </style:style>
    <style:style style:name="Mpr9" style:family="presentation" style:parent-style-name="title-backgroundobjects">
      <style:graphic-properties draw:stroke="none" draw:fill="none" draw:fill-color="#ffffff" draw:auto-grow-height="false" fo:min-height="1.449cm"/>
    </style:style>
    <style:style style:name="Mpr10" style:family="presentation" style:parent-style-name="title-backgroundobjects">
      <style:graphic-properties draw:stroke="none" draw:fill="none" draw:fill-color="#ffffff" draw:auto-grow-height="false" fo:min-height="1.485cm"/>
    </style:style>
    <style:style style:name="Mpr11" style:family="presentation" style:parent-style-name="title-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fill-color="#ffffff" draw:auto-grow-height="false" fo:min-height="3.507cm"/>
    </style:style>
    <style:style style:name="Mpr13" style:family="presentation" style:parent-style-name="Default_20_1-outline1">
      <style:graphic-properties draw:fill-color="#ffffff" draw:auto-grow-height="false" fo:min-height="13.86cm"/>
    </style:style>
    <style:style style:name="Mpr14" style:family="presentation" style:parent-style-name="Default_20_1-backgroundobjects">
      <style:graphic-properties draw:stroke="none" draw:fill="none" draw:fill-color="#ffffff" draw:auto-grow-height="false" fo:min-height="1.485cm"/>
    </style:style>
    <style:style style:name="Mpr15"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Mdp1">
      <draw:custom-shape presentation:style-name="Mpr1" draw:text-style-name="MP3" draw:layer="backgroundobjects" svg:width="28cm" svg:height="2.5cm" svg:x="0cm" svg:y="0cm">
        <text:p/>
        <draw:enhanced-geometry svg:viewBox="0 0 21600 21600" draw:type="rectangle" draw:enhanced-path="M 0 0 L 21600 0 21600 21600 0 21600 0 0 Z N"/>
      </draw:custom-shape>
      <draw:frame presentation:style-name="Mpr2" draw:text-style-name="MP4" draw:layer="backgroundobjects" svg:width="25.199cm" svg:height="2.163cm" svg:x="1.4cm" svg:y="0.237cm" presentation:class="title">
        <draw:text-box>
          <text:p text:style-name="MP4">Click to edit the title text format</text:p>
        </draw:text-box>
      </draw:frame>
      <draw:frame presentation:style-name="Mpr3" draw:text-style-name="MP5" draw:layer="backgroundobjects" svg:width="25.199cm" svg:height="17.5cm" svg:x="1.301cm" svg:y="3cm" presentation:class="outline">
        <draw:text-box>
          <text:list text:style-name="ML2">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6.523cm" svg:height="1.448cm" svg:x="21.475cm" svg:y="20.4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 style:page-layout-name="PM1" draw:style-name="Mdp1">
      <draw:frame presentation:style-name="Mpr7" draw:text-style-name="MP4" draw:layer="backgroundobjects" svg:width="25.199cm" svg:height="3.506cm" svg:x="1.601cm" svg:y="4.394cm" presentation:class="title">
        <draw:text-box>
          <text:p text:style-name="MP6">Title</text:p>
        </draw:text-box>
      </draw:frame>
      <draw:frame presentation:style-name="Mpr8" draw:text-style-name="MP5" draw:layer="backgroundobjects" svg:width="17.6cm" svg:height="2.5cm" svg:x="4cm" svg:y="8.5cm" presentation:class="outline">
        <draw:text-box>
          <text:p text:style-name="MP5">Subtitle</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3" draw:layer="backgroundobjects" svg:width="11.59cm" svg:height="11.966cm" svg:x="16.31cm" svg:y="8.9cm">
        <draw:image xlink:href="Pictures/10000000000001ED000001FDFA8ECA9A.jpg" xlink:type="simple" xlink:show="embed" xlink:actuate="onLoad">
          <text:p/>
        </draw:image>
      </draw:frame>
      <presentation:notes style:page-layout-name="PM2">
        <draw:page-thumbnail presentation:style-name="title-title" draw:layer="backgroundobjects" svg:width="14.848cm" svg:height="11.135cm" svg:x="3.075cm" svg:y="2.257cm" presentation:class="page"/>
        <draw:frame presentation:style-name="title-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4" draw:layer="backgroundobjects" svg:width="25.199cm" svg:height="3.506cm" svg:x="1.5cm" svg:y="6.5cm" presentation:class="title">
        <draw:text-box>
          <text:p text:style-name="MP6">Click to edit the title text format</text:p>
        </draw:text-box>
      </draw:frame>
      <draw:frame presentation:style-name="Mpr13" draw:text-style-name="MP5" draw:layer="backgroundobjects" svg:width="25.199cm" svg:height="3cm" svg:x="1.4cm" svg:y="11cm" presentation:class="outline">
        <draw:text-box>
          <text:list text:style-name="ML2">
            <text:list-item>
              <text:p text:style-name="MP4">subtitle</text:p>
            </text:list-item>
          </text:list>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7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5cm" presentation:class="footer">
          <draw:text-box>
            <text:p text:style-name="MP1"><text:span text:style-name="MT1"><presentation:footer/></text:span></text:p>
          </draw:text-box>
        </draw:frame>
        <draw:frame presentation:style-name="Mpr1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meta:initial-creator>andrew</meta:initial-creator>
    <meta:creation-date>2008-06-30T22:44:09</meta:creation-date>
    <dc:creator>Andrew </dc:creator>
    <dc:date>2010-12-05T21:48:48.44</dc:date>
    <meta:editing-cycles>178</meta:editing-cycles>
    <meta:editing-duration>PT79H38M26S</meta:editing-duration>
    <meta:document-statistic meta:object-count="312"/>
    <meta:user-defined meta:name="Info 1"/>
    <meta:user-defined meta:name="Info 2"/>
    <meta:user-defined meta:name="Info 3"/>
    <meta:user-defined meta:name="Info 4"/>
  </office:meta>
</office:document-meta>
</file>